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4e7" officeooo:paragraph-rsid="001a04e7"/>
    </style:style>
    <style:style style:name="P2" style:family="paragraph" style:parent-style-name="Standard">
      <style:text-properties officeooo:rsid="001be15b" officeooo:paragraph-rsid="001be15b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d4dd6" officeooo:paragraph-rsid="001d4dd6" style:font-weight-asian="bold" style:font-weight-complex="bold"/>
    </style:style>
    <style:style style:name="P5" style:family="paragraph" style:parent-style-name="Standard">
      <style:text-properties officeooo:rsid="001d4dd6" officeooo:paragraph-rsid="001d4dd6"/>
    </style:style>
    <style:style style:name="P6" style:family="paragraph" style:parent-style-name="Standard">
      <style:text-properties style:font-name="Liberation Mono" officeooo:rsid="002e3e09" officeooo:paragraph-rsid="002f946b"/>
    </style:style>
    <style:style style:name="P7" style:family="paragraph" style:parent-style-name="Standard">
      <style:text-properties style:font-name="Liberation Mono" officeooo:rsid="002e3e09" officeooo:paragraph-rsid="002f4f51"/>
    </style:style>
    <style:style style:name="P8" style:family="paragraph" style:parent-style-name="Standard">
      <style:text-properties style:font-name="Liberation Mono" officeooo:rsid="002e3e09" officeooo:paragraph-rsid="002e3e09"/>
    </style:style>
    <style:style style:name="P9" style:family="paragraph" style:parent-style-name="Standard">
      <style:text-properties style:font-name="Liberation Mono" officeooo:rsid="002f4f51" officeooo:paragraph-rsid="002f4f51"/>
    </style:style>
    <style:style style:name="P10" style:family="paragraph" style:parent-style-name="Standard">
      <style:text-properties style:font-name="Liberation Mono" officeooo:rsid="002f946b" officeooo:paragraph-rsid="002f946b"/>
    </style:style>
    <style:style style:name="T1" style:family="text">
      <style:text-properties officeooo:rsid="002a3f68"/>
    </style:style>
    <style:style style:name="T2" style:family="text">
      <style:text-properties fo:font-weight="normal" officeooo:rsid="002a3f68" style:font-weight-asian="normal" style:font-weight-complex="normal"/>
    </style:style>
    <style:style style:name="T3" style:family="text">
      <style:text-properties officeooo:rsid="002f4f51"/>
    </style:style>
    <style:style style:name="T4" style:family="text">
      <style:text-properties officeooo:rsid="00314091"/>
    </style:style>
    <style:style style:name="T5" style:family="text">
      <style:text-properties officeooo:rsid="0032bd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ng Park</text:p>
      <text:p text:style-name="P1">CS 312 – System <text:span text:style-name="T5">Administration</text:span></text:p>
      <text:p text:style-name="P1">HW <text:span text:style-name="T1">4 – Docker Install</text:span></text:p>
      <text:p text:style-name="P1">April 2<text:span text:style-name="T1">9</text:span>, 2019</text:p>
      <text:p text:style-name="P1"/>
      <text:p text:style-name="P3">1. <text:span text:style-name="T1">What is your Docker Hub username?</text:span></text:p>
      <text:p text:style-name="P3"><text:tab/><text:span text:style-name="T2">parkjong</text:span></text:p>
      <text:p text:style-name="P2"/>
      <text:p text:style-name="P4">2. Write up a simple, short set of instructions that the TAs can follow that include docker commands that show how your webclient can get data from your webserver. This will probably involve starting a Docker network, link, or service of some kind, then a few “docker run” commands to get the data from your Docker Hub account and display the looping results on the screen.</text:p>
      <text:p text:style-name="P5"/>
      <text:p text:style-name="P9"># Create a network</text:p>
      <text:p text:style-name="P9">docker network create this <text:span text:style-name="T4"># (I named my network “this” but it can be anything)</text:span></text:p>
      <text:p text:style-name="P9"/>
      <text:p text:style-name="P10"># Delete all containers that’s running (optional)</text:p>
      <text:p text:style-name="P10">docker container rm $(docker ps -aq)</text:p>
      <text:p text:style-name="P10"/>
      <text:p text:style-name="P10"># Download containers</text:p>
      <text:p text:style-name="P10">docker pull parkjong/cs312hw4_webserver:1.0</text:p>
      <text:p text:style-name="P10">docker pull parkjong/cs312hw4_webclient:1.0</text:p>
      <text:p text:style-name="P10"/>
      <text:p text:style-name="P9"># Start the server</text:p>
      <text:p text:style-name="P8"><text:span text:style-name="T4">d</text:span>ocker run --<text:span text:style-name="T3">rm </text:span>-d --network this –<text:span text:style-name="T4">name server </text:span>-<text:span text:style-name="T3">p 8080:8080 parkjong/cs312hw4_webserver:1.0</text:span></text:p>
      <text:p text:style-name="P8"/>
      <text:p text:style-name="P9"># Start the client</text:p>
      <text:p text:style-name="P7"><text:span text:style-name="T4">d</text:span>ocker run --<text:span text:style-name="T3">rm </text:span>-<text:span text:style-name="T3">it</text:span> --network this<text:span text:style-name="T3"> parkjong/cs312hw4_webclient:1.0</text:span></text:p>
      <text:p text:style-name="P7"/>
      <text:p text:style-name="P10">#if that doesn’t work</text:p>
      <text:p text:style-name="P6"><text:span text:style-name="T4">d</text:span>ocker run --<text:span text:style-name="T3">rm </text:span>-<text:span text:style-name="T3">it</text:span> --network this -<text:span text:style-name="T3">p 8081:8080 parkjong/cs312hw4_webclient:1.0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3:43:52.334735460</meta:creation-date>
    <dc:date>2019-05-25T20:52:22.586698921</dc:date>
    <meta:editing-duration>PT2H31M16S</meta:editing-duration>
    <meta:editing-cycles>16</meta:editing-cycles>
    <meta:generator>LibreOffice/6.1.5.2$Linux_X86_64 LibreOffice_project/10$Build-2</meta:generator>
    <meta:document-statistic meta:table-count="0" meta:image-count="0" meta:object-count="0" meta:page-count="1" meta:paragraph-count="20" meta:word-count="173" meta:character-count="1074" meta:non-whitespace-character-count="924"/>
  </office:meta>
</office:document-meta>
</file>